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3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5" style:family="graphic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818cm"/>
    </style:style>
    <style:style style:name="gr4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0" style:family="graphic" style:parent-style-name="Object_20_with_20_no_20_fill_20_and_20_no_20_line">
      <style:graphic-properties draw:textarea-vertical-align="middle" draw:ole-draw-aspect="1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8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8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8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8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8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8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95" style:family="graphic" style:parent-style-name="standard">
      <style:graphic-properties draw:textarea-vertical-align="middle" draw:auto-grow-height="false" fo:min-height="0.749cm" fo:min-width="0.499cm"/>
    </style:style>
    <style:style style:name="gr9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9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1" style:family="graphic" style:parent-style-name="standard">
      <style:graphic-properties draw:stroke="none" draw:textarea-horizontal-align="justify" draw:textarea-vertical-align="middle" draw:auto-grow-height="false"/>
    </style:style>
    <style:style style:name="gr10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Crail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39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39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39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39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41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2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2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4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8" draw:layer="Layout" svg:width="1.328cm" svg:height="0.569cm" svg:x="8.594cm" svg:y="3.4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1.897cm" svg:height="0.569cm" svg:x="6.813cm" svg:y="4.8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7.761cm" svg:y1="4.437cm" svg:x2="17.812cm" svg:y2="4.437cm">
          <text:p/>
        </draw:line>
        <draw:line draw:style-name="gr34" draw:text-style-name="P1" draw:layer="layout" svg:x1="7.761cm" svg:y1="4.437cm" svg:x2="7.761cm" svg:y2="4.816cm">
          <text:p/>
        </draw:line>
        <draw:line draw:style-name="gr34" draw:text-style-name="P1" draw:layer="layout" svg:x1="10.796cm" svg:y1="4.437cm" svg:x2="10.796cm" svg:y2="4.816cm">
          <text:p/>
        </draw:line>
        <draw:line draw:style-name="gr33" draw:text-style-name="P1" draw:layer="layout" svg:x1="9.279cm" svg:y1="4.057cm" svg:x2="9.279cm" svg:y2="4.436cm">
          <text:p/>
        </draw:line>
        <draw:custom-shape draw:style-name="gr45" draw:text-style-name="P19" draw:layer="Layout" svg:width="1.898cm" svg:height="0.569cm" svg:x="9.657cm" svg:y="4.8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7.761cm" svg:y1="5.385cm" svg:x2="7.761cm" svg:y2="5.957cm">
          <text:p/>
        </draw:line>
        <draw:line draw:style-name="gr34" draw:text-style-name="P1" draw:layer="layout" svg:x1="8.438cm" svg:y1="7.529cm" svg:x2="8.817cm" svg:y2="7.529cm">
          <text:p/>
        </draw:line>
        <draw:line draw:style-name="gr34" draw:text-style-name="P1" draw:layer="layout" svg:x1="10.796cm" svg:y1="5.764cm" svg:x2="11.175cm" svg:y2="5.764cm">
          <text:p/>
        </draw:line>
        <draw:line draw:style-name="gr34" draw:text-style-name="P1" draw:layer="layout" svg:x1="10.796cm" svg:y1="6.716cm" svg:x2="11.175cm" svg:y2="6.716cm">
          <text:p/>
        </draw:line>
        <draw:line draw:style-name="gr34" draw:text-style-name="P1" draw:layer="layout" svg:x1="10.796cm" svg:y1="5.385cm" svg:x2="10.796cm" svg:y2="6.715cm">
          <text:p/>
        </draw:line>
        <draw:custom-shape draw:style-name="gr35" draw:text-style-name="P1" draw:layer="layout" svg:width="1.896cm" svg:height="0.679cm" svg:x="8.818cm" svg:y="7.3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9.008cm" svg:y="7.4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9.576cm" svg:y="7.45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0.145cm" svg:y="7.45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.328cm" svg:height="0.678cm" svg:x="11.175cm" svg:y="5.53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79cm" svg:height="0.38cm" svg:x="11.365cm" svg:y="5.6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cm" svg:x="11.934cm" svg:y="5.6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2.466cm" svg:height="0.678cm" svg:x="11.175cm" svg:y="6.47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79cm" svg:height="0.378cm" svg:x="11.365cm" svg:y="6.64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38cm" svg:height="0.378cm" svg:x="11.934cm" svg:y="6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8cm" svg:height="0.378cm" svg:x="12.503cm" svg:y="6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3.072cm" svg:y="6.6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2.449cm" svg:height="1.029cm" svg:x="2.572cm" svg:y="8.069cm">
          <draw:text-box>
            <text:p><text:span text:style-name="T7">CrailFile</text:span></text:p>
          </draw:text-box>
        </draw:frame>
        <draw:line draw:style-name="gr38" draw:text-style-name="P1" draw:layer="layout" svg:x1="4.65cm" svg:y1="7.894cm" svg:x2="4.059cm" svg:y2="8.154cm">
          <text:p/>
        </draw:line>
        <draw:frame draw:style-name="gr48" draw:text-style-name="P13" draw:layer="layout" svg:width="4.318cm" svg:height="1.029cm" svg:x="10.192cm" svg:y="2.24cm">
          <draw:text-box>
            <text:p><text:span text:style-name="T7">CrailDirectory</text:span></text:p>
          </draw:text-box>
        </draw:frame>
        <draw:line draw:style-name="gr38" draw:text-style-name="P1" draw:layer="layout" svg:x1="10.7cm" svg:y1="3.002cm" svg:x2="9.938cm" svg:y2="3.488cm">
          <text:p/>
        </draw:line>
        <draw:frame draw:style-name="gr48" draw:text-style-name="P13" draw:layer="layout" svg:width="4.318cm" svg:height="1.029cm" svg:x="11.462cm" svg:y="3.51cm">
          <draw:text-box>
            <text:p><text:span text:style-name="T7">CrailMultiFile</text:span></text:p>
          </draw:text-box>
        </draw:frame>
        <draw:line draw:style-name="gr38" draw:text-style-name="P1" draw:layer="layout" svg:x1="11.97cm" svg:y1="4.272cm" svg:x2="11.462cm" svg:y2="4.78cm">
          <text:p/>
        </draw:line>
        <draw:custom-shape draw:style-name="gr32" draw:text-style-name="P19" draw:layer="layout" svg:width="1.898cm" svg:height="0.569cm" svg:x="14.51cm" svg:y="4.816cm">
          <text:p text:style-name="P1"><text:span text:style-name="T11">“</text:span><text:span text:style-name="T11">table0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8cm" svg:height="0.569cm" svg:x="17.05cm" svg:y="4.816cm">
          <text:p text:style-name="P1"><text:span text:style-name="T11">“</text:span><text:span text:style-name="T11">table1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5.526cm" svg:y1="4.437cm" svg:x2="15.526cm" svg:y2="4.816cm">
          <text:p/>
        </draw:line>
        <draw:line draw:style-name="gr34" draw:text-style-name="P1" draw:layer="layout" svg:x1="17.812cm" svg:y1="4.438cm" svg:x2="17.812cm" svg:y2="4.817cm">
          <text:p/>
        </draw:line>
        <draw:custom-shape draw:style-name="gr32" draw:text-style-name="P19" draw:layer="layout" svg:width="1.897cm" svg:height="0.569cm" svg:x="5.112cm" svg:y="6.304cm">
          <text:p text:style-name="P1"><text:span text:style-name="T11">“</text:span><text:span text:style-name="T11">sql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6.128cm" svg:y1="5.936cm" svg:x2="9.501cm" svg:y2="5.936cm">
          <text:p/>
        </draw:line>
        <draw:line draw:style-name="gr33" draw:text-style-name="P1" draw:layer="layout" svg:x1="6.128cm" svg:y1="5.936cm" svg:x2="6.128cm" svg:y2="6.315cm">
          <text:p/>
        </draw:line>
        <draw:custom-shape draw:style-name="gr32" draw:text-style-name="P19" draw:layer="layout" svg:width="1.897cm" svg:height="0.569cm" svg:x="8.041cm" svg:y="6.304cm">
          <text:p text:style-name="P1"><text:span text:style-name="T11">“</text:span><text:span text:style-name="T11">ml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53cm" svg:y1="5.936cm" svg:x2="9.53cm" svg:y2="6.315cm">
          <text:p/>
        </draw:line>
        <draw:line draw:style-name="gr34" draw:text-style-name="P1" draw:layer="layout" svg:x1="5.366cm" svg:y1="7.546cm" svg:x2="5.745cm" svg:y2="7.546cm">
          <text:p/>
        </draw:line>
        <draw:custom-shape draw:style-name="gr35" draw:text-style-name="P1" draw:layer="layout" svg:width="1.896cm" svg:height="0.679cm" svg:x="5.746cm" svg:y="7.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5.936cm" svg:y="7.4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6.504cm" svg:y="7.47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7.073cm" svg:y="7.471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5.366cm" svg:y1="8.462cm" svg:x2="5.745cm" svg:y2="8.462cm">
          <text:p/>
        </draw:line>
        <draw:custom-shape draw:style-name="gr35" draw:text-style-name="P1" draw:layer="layout" svg:width="1.896cm" svg:height="0.679cm" svg:x="5.746cm" svg:y="8.2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5.936cm" svg:y="8.38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6.504cm" svg:y="8.3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7.073cm" svg:y="8.387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5.366cm" svg:y1="6.873cm" svg:x2="5.366cm" svg:y2="8.462cm">
          <text:p/>
        </draw:line>
        <draw:line draw:style-name="gr34" draw:text-style-name="P1" draw:layer="layout" svg:x1="8.414cm" svg:y1="6.873cm" svg:x2="8.438cm" svg:y2="7.529cm">
          <text:p/>
        </draw:line>
        <draw:line draw:style-name="gr34" draw:text-style-name="P1" draw:layer="layout" svg:x1="14.764cm" svg:y1="5.951cm" svg:x2="15.143cm" svg:y2="5.951cm">
          <text:p/>
        </draw:line>
        <draw:custom-shape draw:style-name="gr35" draw:text-style-name="P1" draw:layer="layout" svg:width="1.896cm" svg:height="0.679cm" svg:x="15.144cm" svg:y="5.7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5.334cm" svg:y="5.8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5.902cm" svg:y="5.8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6.471cm" svg:y="5.87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4.764cm" svg:y1="6.867cm" svg:x2="15.143cm" svg:y2="6.867cm">
          <text:p/>
        </draw:line>
        <draw:custom-shape draw:style-name="gr35" draw:text-style-name="P1" draw:layer="layout" svg:width="1.896cm" svg:height="0.679cm" svg:x="15.144cm" svg:y="6.6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5.334cm" svg:y="6.7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5.902cm" svg:y="6.7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6.471cm" svg:y="6.792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.568cm" svg:y1="5.951cm" svg:x2="17.947cm" svg:y2="5.951cm">
          <text:p/>
        </draw:line>
        <draw:custom-shape draw:style-name="gr35" draw:text-style-name="P1" draw:layer="layout" svg:width="1.896cm" svg:height="0.679cm" svg:x="17.948cm" svg:y="5.7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8.138cm" svg:y="5.8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8.706cm" svg:y="5.87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9.275cm" svg:y="5.87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.568cm" svg:y1="6.867cm" svg:x2="17.947cm" svg:y2="6.867cm">
          <text:p/>
        </draw:line>
        <draw:custom-shape draw:style-name="gr35" draw:text-style-name="P1" draw:layer="layout" svg:width="1.896cm" svg:height="0.679cm" svg:x="17.948cm" svg:y="6.64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8.138cm" svg:y="6.7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8.706cm" svg:y="6.79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9.275cm" svg:y="6.792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7.558cm" svg:y1="7.8cm" svg:x2="17.937cm" svg:y2="7.8cm">
          <text:p/>
        </draw:line>
        <draw:custom-shape draw:style-name="gr35" draw:text-style-name="P1" draw:layer="layout" svg:width="1.896cm" svg:height="0.679cm" svg:x="17.938cm" svg:y="7.5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8.128cm" svg:y="7.7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8.696cm" svg:y="7.72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9.265cm" svg:y="7.725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4.764cm" svg:y1="5.377cm" svg:x2="14.764cm" svg:y2="6.867cm">
          <text:p/>
        </draw:line>
        <draw:line draw:style-name="gr34" draw:text-style-name="P1" draw:layer="layout" svg:x1="17.568cm" svg:y1="5.385cm" svg:x2="17.558cm" svg:y2="7.8cm">
          <text:p/>
        </draw:line>
        <draw:frame draw:style-name="gr37" draw:text-style-name="P13" draw:layer="layout" svg:width="3.825cm" svg:height="1.029cm" svg:x="20.443cm" svg:y="6.05cm">
          <draw:text-box>
            <text:p><text:span text:style-name="T7">CrailKeyValue</text:span></text:p>
          </draw:text-box>
        </draw:frame>
        <draw:frame draw:style-name="gr37" draw:text-style-name="P13" draw:layer="layout" svg:width="2.864cm" svg:height="1.029cm" svg:x="19.082cm" svg:y="3.497cm">
          <draw:text-box>
            <text:p><text:span text:style-name="T7">CrailTable</text:span></text:p>
          </draw:text-box>
        </draw:frame>
        <draw:line draw:style-name="gr38" draw:text-style-name="P1" draw:layer="layout" svg:x1="19.71cm" svg:y1="4.33cm" svg:x2="18.948cm" svg:y2="4.816cm">
          <text:p/>
        </draw:line>
        <draw:line draw:style-name="gr38" draw:text-style-name="P1" draw:layer="layout" svg:x1="20.86cm" svg:y1="6.834cm" svg:x2="20.098cm" svg:y2="7.32cm">
          <text:p/>
        </draw:line>
        <draw:frame draw:style-name="gr48" draw:text-style-name="P13" draw:layer="layout" svg:width="4.318cm" svg:height="1.029cm" svg:x="1.81cm" svg:y="3.51cm">
          <draw:text-box>
            <text:p><text:span text:style-name="T7">CrailDirectory</text:span></text:p>
          </draw:text-box>
        </draw:frame>
        <draw:line draw:style-name="gr38" draw:text-style-name="P1" draw:layer="layout" svg:x1="6.636cm" svg:y1="5.034cm" svg:x2="5.366cm" svg:y2="4.539cm">
          <text:p/>
        </draw:line>
        <draw:line draw:style-name="gr28" draw:text-style-name="P1" draw:layer="layout" svg:x1="2.794cm" svg:y1="9.652cm" svg:x2="21.844cm" svg:y2="9.652cm">
          <text:p/>
        </draw:line>
        <draw:frame draw:style-name="gr37" draw:text-style-name="P13" draw:layer="layout" svg:width="16.563cm" svg:height="1.029cm" svg:x="10.281cm" svg:y="8.736cm">
          <draw:text-box>
            <text:p><text:span text:style-name="T7">User-level Network/Storage APIs (RDMA, NVMf, DPDK, SPDK, etc.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4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1" draw:text-style-name="P1" draw:layer="layout" svg:x1="9.568cm" svg:y1="9.806cm" svg:x2="9.568cm" svg:y2="11.838cm">
            <text:p/>
          </draw:line>
          <draw:line draw:style-name="gr51" draw:text-style-name="P1" draw:layer="layout" svg:x1="9.568cm" svg:y1="10.047cm" svg:x2="9.06cm" svg:y2="11.584cm">
            <text:p/>
          </draw:line>
          <draw:line draw:style-name="gr5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5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51" draw:text-style-name="P1" draw:layer="layout" svg:x1="12.354cm" svg:y1="9.756cm" svg:x2="12.354cm" svg:y2="11.788cm">
            <text:p/>
          </draw:line>
          <draw:line draw:style-name="gr51" draw:text-style-name="P1" draw:layer="layout" svg:x1="12.354cm" svg:y1="9.997cm" svg:x2="11.846cm" svg:y2="11.534cm">
            <text:p/>
          </draw:line>
          <draw:line draw:style-name="gr51" draw:text-style-name="P1" draw:layer="layout" svg:x1="12.354cm" svg:y1="9.997cm" svg:x2="12.862cm" svg:y2="11.534cm">
            <text:p/>
          </draw:line>
        </draw:g>
        <draw:polygon draw:style-name="gr5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Store (Core)</text:span></text:p>
          </draw:text-box>
        </draw:frame>
        <draw:polygon draw:style-name="gr5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51" draw:text-style-name="P1" draw:layer="layout" svg:x1="14.886cm" svg:y1="9.781cm" svg:x2="14.886cm" svg:y2="11.813cm">
            <text:p/>
          </draw:line>
          <draw:line draw:style-name="gr51" draw:text-style-name="P1" draw:layer="layout" svg:x1="14.886cm" svg:y1="10.022cm" svg:x2="14.378cm" svg:y2="11.559cm">
            <text:p/>
          </draw:line>
          <draw:line draw:style-name="gr51" draw:text-style-name="P1" draw:layer="layout" svg:x1="14.886cm" svg:y1="10.022cm" svg:x2="15.394cm" svg:y2="11.559cm">
            <text:p/>
          </draw:line>
        </draw:g>
        <draw:g>
          <draw:line draw:style-name="gr51" draw:text-style-name="P1" draw:layer="layout" svg:x1="18.404cm" svg:y1="9.756cm" svg:x2="18.404cm" svg:y2="11.788cm">
            <text:p/>
          </draw:line>
          <draw:line draw:style-name="gr51" draw:text-style-name="P1" draw:layer="layout" svg:x1="18.404cm" svg:y1="9.997cm" svg:x2="17.896cm" svg:y2="11.534cm">
            <text:p/>
          </draw:line>
          <draw:line draw:style-name="gr5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53" draw:text-style-name="P1" draw:layer="layout" svg:x1="21.844cm" svg:y1="11.838cm" svg:x2="21.844cm" svg:y2="13.97cm">
          <text:p/>
        </draw:line>
        <draw:line draw:style-name="gr53" draw:text-style-name="P1" draw:layer="layout" svg:x1="21.844cm" svg:y1="6.096cm" svg:x2="21.844cm" svg:y2="11.838cm">
          <text:p/>
        </draw:line>
        <draw:line draw:style-name="gr54" draw:text-style-name="P1" draw:layer="layout" svg:x1="21.844cm" svg:y1="4.572cm" svg:x2="21.844cm" svg:y2="6.096cm">
          <text:p/>
        </draw:line>
        <draw:custom-shape draw:style-name="gr5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9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0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12" draw:text-style-name="P1" draw:layer="layout" svg:x1="15.71cm" svg:y1="9.132cm" svg:x2="17.234cm" svg:y2="9.132cm">
          <text:p/>
        </draw:line>
        <draw:frame draw:style-name="gr5" draw:text-style-name="P10" draw:layer="layout" svg:width="2.286cm" svg:height="0.848cm" svg:x="8.598cm" svg:y="8.624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24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24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1" draw:text-style-name="P1" draw:layer="layout" svg:x1="9.568cm" svg:y1="9.794cm" svg:x2="9.568cm" svg:y2="11.826cm">
            <text:p/>
          </draw:line>
          <draw:line draw:style-name="gr51" draw:text-style-name="P1" draw:layer="layout" svg:x1="9.568cm" svg:y1="10.035cm" svg:x2="9.06cm" svg:y2="11.572cm">
            <text:p/>
          </draw:line>
          <draw:line draw:style-name="gr51" draw:text-style-name="P1" draw:layer="layout" svg:x1="9.568cm" svg:y1="10.035cm" svg:x2="10.076cm" svg:y2="11.572cm">
            <text:p/>
          </draw:line>
        </draw:g>
        <draw:frame draw:style-name="gr5" draw:text-style-name="P20" draw:layer="layout" svg:width="3.302cm" svg:height="1.445cm" svg:x="5.712cm" svg:y="10.102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02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26cm" svg:x2="23.33cm" svg:y2="11.826cm">
          <text:p/>
        </draw:line>
        <draw:frame draw:style-name="gr5" draw:text-style-name="P22" draw:layer="layout" svg:width="3.048cm" svg:height="0.848cm" svg:x="22.09cm" svg:y="11.88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1cm">
          <draw:text-box>
            <text:p text:style-name="P21"><text:span text:style-name="T12">I/O</text:span></text:p>
          </draw:text-box>
        </draw:frame>
        <draw:custom-shape draw:style-name="gr52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50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24cm">
          <draw:text-box>
            <text:p text:style-name="P1"><text:span text:style-name="T6">NVMef</text:span></text:p>
          </draw:text-box>
        </draw:frame>
        <draw:g>
          <draw:line draw:style-name="gr51" draw:text-style-name="P1" draw:layer="layout" svg:x1="12.354cm" svg:y1="9.744cm" svg:x2="12.354cm" svg:y2="11.776cm">
            <text:p/>
          </draw:line>
          <draw:line draw:style-name="gr51" draw:text-style-name="P1" draw:layer="layout" svg:x1="12.354cm" svg:y1="9.985cm" svg:x2="11.846cm" svg:y2="11.522cm">
            <text:p/>
          </draw:line>
          <draw:line draw:style-name="gr51" draw:text-style-name="P1" draw:layer="layout" svg:x1="12.354cm" svg:y1="9.985cm" svg:x2="12.862cm" svg:y2="11.522cm">
            <text:p/>
          </draw:line>
        </draw:g>
        <draw:polygon draw:style-name="gr50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24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6cm">
          <draw:text-box>
            <text:p text:style-name="P1"><text:span text:style-name="T6">Crail Store (Core)</text:span></text:p>
          </draw:text-box>
        </draw:frame>
        <draw:polygon draw:style-name="gr50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24cm">
          <draw:text-box>
            <text:p text:style-name="P1"><text:span text:style-name="T6">BlkDev</text:span></text:p>
          </draw:text-box>
        </draw:frame>
        <draw:g>
          <draw:line draw:style-name="gr51" draw:text-style-name="P1" draw:layer="layout" svg:x1="14.886cm" svg:y1="9.769cm" svg:x2="14.886cm" svg:y2="11.801cm">
            <text:p/>
          </draw:line>
          <draw:line draw:style-name="gr51" draw:text-style-name="P1" draw:layer="layout" svg:x1="14.886cm" svg:y1="10.01cm" svg:x2="14.378cm" svg:y2="11.547cm">
            <text:p/>
          </draw:line>
          <draw:line draw:style-name="gr51" draw:text-style-name="P1" draw:layer="layout" svg:x1="14.886cm" svg:y1="10.01cm" svg:x2="15.394cm" svg:y2="11.547cm">
            <text:p/>
          </draw:line>
        </draw:g>
        <draw:g>
          <draw:line draw:style-name="gr51" draw:text-style-name="P1" draw:layer="layout" svg:x1="18.404cm" svg:y1="9.744cm" svg:x2="18.404cm" svg:y2="11.776cm">
            <text:p/>
          </draw:line>
          <draw:line draw:style-name="gr51" draw:text-style-name="P1" draw:layer="layout" svg:x1="18.404cm" svg:y1="9.985cm" svg:x2="17.896cm" svg:y2="11.522cm">
            <text:p/>
          </draw:line>
          <draw:line draw:style-name="gr51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03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84cm" svg:x2="23.33cm" svg:y2="6.084cm">
          <text:p/>
        </draw:line>
        <draw:frame draw:style-name="gr5" draw:text-style-name="P22" draw:layer="layout" svg:width="3.556cm" svg:height="0.848cm" svg:x="22.09cm" svg:y="5.068cm">
          <draw:text-box>
            <text:p text:style-name="P21"><text:span text:style-name="T12">Compute</text:span></text:p>
          </draw:text-box>
        </draw:frame>
        <draw:line draw:style-name="gr53" draw:text-style-name="P1" draw:layer="layout" svg:x1="21.844cm" svg:y1="11.826cm" svg:x2="21.844cm" svg:y2="13.958cm">
          <text:p/>
        </draw:line>
        <draw:line draw:style-name="gr53" draw:text-style-name="P1" draw:layer="layout" svg:x1="21.844cm" svg:y1="6.084cm" svg:x2="21.844cm" svg:y2="11.826cm">
          <text:p/>
        </draw:line>
        <draw:line draw:style-name="gr54" draw:text-style-name="P1" draw:layer="layout" svg:x1="21.844cm" svg:y1="4.56cm" svg:x2="21.844cm" svg:y2="6.084cm">
          <text:p/>
        </draw:line>
        <draw:custom-shape draw:style-name="gr55" draw:text-style-name="P23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04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Store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5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3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6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6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6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6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6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8" draw:text-style-name="P1" draw:layer="layout" svg:x1="10.496cm" svg:y1="6.588cm" svg:x2="11.132cm" svg:y2="6.588cm">
          <text:p/>
        </draw:line>
        <draw:custom-shape draw:name="Rectangle 19" draw:style-name="gr6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1cm" svg:height="1.389cm" svg:x="8.726cm" svg:y="7.61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10.496cm" svg:y1="8.385cm" svg:x2="11.132cm" svg:y2="8.385cm">
          <text:p/>
        </draw:line>
        <draw:custom-shape draw:name="Rectangle 19" draw:style-name="gr7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10.496cm" svg:y1="11.143cm" svg:x2="11.132cm" svg:y2="11.143cm">
          <text:p/>
        </draw:line>
        <draw:custom-shape draw:style-name="gr7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7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8" draw:text-style-name="P1" draw:layer="layout" svg:x1="9.05cm" svg:y1="11.43cm" svg:x2="9.304cm" svg:y2="12.446cm">
          <text:p/>
        </draw:line>
        <draw:frame draw:style-name="gr6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68" draw:text-style-name="P1" draw:layer="layout" svg:x1="14.384cm" svg:y1="11.684cm" svg:x2="13.006cm" svg:y2="12.4cm">
          <text:p/>
        </draw:line>
        <draw:frame draw:style-name="gr6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6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5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68" draw:text-style-name="P1" draw:layer="layout" svg:x1="18.394cm" svg:y1="11.176cm" svg:x2="18.902cm" svg:y2="12.446cm">
          <text:p/>
        </draw:line>
        <draw:line draw:style-name="gr6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6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6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6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6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8" draw:text-style-name="P1" draw:layer="layout" svg:x1="9.828cm" svg:y1="6.911cm" svg:x2="10.464cm" svg:y2="6.911cm">
          <text:p/>
        </draw:line>
        <draw:custom-shape draw:name="Rectangle 19" draw:style-name="gr6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1cm" svg:height="1.389cm" svg:x="8.061cm" svg:y="7.94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9.828cm" svg:y1="8.708cm" svg:x2="10.464cm" svg:y2="8.708cm">
          <text:p/>
        </draw:line>
        <draw:custom-shape draw:name="Rectangle 19" draw:style-name="gr6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6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7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76" draw:text-style-name="P1" draw:layer="layout" svg:x1="3.904cm" svg:y1="12.823cm" svg:x2="11.27cm" svg:y2="12.823cm">
          <text:p/>
        </draw:line>
        <draw:line draw:style-name="gr76" draw:text-style-name="P1" draw:layer="layout" svg:x1="11.29cm" svg:y1="12.823cm" svg:x2="18.069cm" svg:y2="12.823cm">
          <text:p/>
        </draw:line>
        <draw:line draw:style-name="gr76" draw:text-style-name="P1" draw:layer="layout" svg:x1="18.204cm" svg:y1="12.823cm" svg:x2="20.236cm" svg:y2="12.823cm">
          <text:p/>
        </draw:line>
        <draw:line draw:style-name="gr77" draw:text-style-name="P1" draw:layer="layout" svg:x1="3.904cm" svg:y1="12.569cm" svg:x2="3.904cm" svg:y2="13.077cm">
          <text:p/>
        </draw:line>
        <draw:frame draw:style-name="gr6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6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6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7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11.27cm" svg:y1="12.569cm" svg:x2="11.27cm" svg:y2="13.077cm">
          <text:p/>
        </draw:line>
        <draw:line draw:style-name="gr77" draw:text-style-name="P1" draw:layer="layout" svg:x1="18.069cm" svg:y1="12.569cm" svg:x2="18.069cm" svg:y2="13.077cm">
          <text:p/>
        </draw:line>
        <draw:custom-shape draw:name="Rectangle 19" draw:style-name="gr7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8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8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6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6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8" draw:text-style-name="P1" draw:layer="layout" svg:x1="9.828cm" svg:y1="6.911cm" svg:x2="10.464cm" svg:y2="6.911cm">
          <text:p/>
        </draw:line>
        <draw:custom-shape draw:name="Rectangle 19" draw:style-name="gr6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1cm" svg:height="1.389cm" svg:x="8.061cm" svg:y="7.94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9.828cm" svg:y1="8.708cm" svg:x2="10.464cm" svg:y2="8.708cm">
          <text:p/>
        </draw:line>
        <draw:custom-shape draw:name="Rectangle 19" draw:style-name="gr6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6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7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draw:style-name="gr6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8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8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8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68" draw:text-style-name="P1" draw:layer="layout" svg:x1="9.398cm" svg:y1="9.483cm" svg:x2="9.398cm" svg:y2="10.499cm">
          <text:p/>
        </draw:line>
        <draw:line draw:style-name="gr68" draw:text-style-name="P1" draw:layer="layout" svg:x1="6.604cm" svg:y1="9.483cm" svg:x2="6.604cm" svg:y2="10.499cm">
          <text:p/>
        </draw:line>
        <draw:g>
          <draw:custom-shape draw:style-name="gr9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6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9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93" draw:text-style-name="P1" draw:layer="layout" svg:x1="9.86cm" svg:y1="6.172cm" svg:x2="12.184cm" svg:y2="6.172cm">
          <text:p/>
        </draw:line>
        <draw:path draw:style-name="gr9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9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9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6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98" draw:text-style-name="P36" draw:layer="layout" svg:x1="18.272cm" svg:y1="14.224cm" svg:x2="18.272cm" svg:y2="6.858cm">
          <text:p/>
        </draw:line>
        <draw:frame draw:style-name="gr9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100" draw:text-style-name="P1" draw:layer="layout" svg:x1="10.106cm" svg:y1="6.858cm" svg:x2="18.272cm" svg:y2="6.858cm">
          <text:p/>
        </draw:line>
        <draw:custom-shape draw:style-name="gr10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21T14:35:30.899942869</dc:date>
    <meta:editing-duration>P1DT10H16M25S</meta:editing-duration>
    <meta:editing-cycles>633</meta:editing-cycles>
    <meta:generator>LibreOffice/4.2.8.2$Linux_X86_64 LibreOffice_project/420m0$Build-2</meta:generator>
    <meta:document-statistic meta:object-count="6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